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36d47f"/>
    </style:style>
    <style:style style:name="P2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officeooo:rsid="002a47cd" officeooo:paragraph-rsid="002a47c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3424d5" officeooo:paragraph-rsid="003f7b35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style:text-underline-style="none" officeooo:rsid="0030adb4" officeooo:paragraph-rsid="003f7b35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3424d5" officeooo:paragraph-rsid="003f7b35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3b71c0"/>
    </style:style>
    <style:style style:name="P9" style:family="paragraph" style:parent-style-name="Text_20_body" style:list-style-name="L1">
      <style:text-properties officeooo:paragraph-rsid="0052d276"/>
    </style:style>
    <style:style style:name="P10" style:family="paragraph" style:parent-style-name="Text_20_body" style:list-style-name="L1">
      <style:text-properties officeooo:paragraph-rsid="003f7b35"/>
    </style:style>
    <style:style style:name="P11" style:family="paragraph" style:parent-style-name="Text_20_body" style:list-style-name="L1">
      <style:text-properties officeooo:rsid="00246a75" officeooo:paragraph-rsid="002a47cd"/>
    </style:style>
    <style:style style:name="P12" style:family="paragraph" style:parent-style-name="Text_20_body" style:list-style-name="L1">
      <style:text-properties officeooo:rsid="0030adb4" officeooo:paragraph-rsid="003f7b35"/>
    </style:style>
    <style:style style:name="P13" style:family="paragraph" style:parent-style-name="Text_20_body" style:list-style-name="L1">
      <style:text-properties style:text-underline-style="none" officeooo:rsid="00246a75" officeooo:paragraph-rsid="003f7b35"/>
    </style:style>
    <style:style style:name="T1" style:family="text">
      <style:text-properties fo:font-size="8pt" style:text-underline-style="none" style:font-size-asian="8pt" style:font-size-complex="8pt"/>
    </style:style>
    <style:style style:name="T2" style:family="text">
      <style:text-properties fo:font-size="8pt" style:text-underline-style="none" officeooo:rsid="0036e8ce" style:font-size-asian="8pt" style:font-size-complex="8pt"/>
    </style:style>
    <style:style style:name="T3" style:family="text">
      <style:text-properties fo:font-size="8pt" style:text-underline-style="none" officeooo:rsid="001b9e9b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25f2" style:font-weight-asian="bold" style:font-weight-complex="bold"/>
    </style:style>
    <style:style style:name="T9" style:family="text">
      <style:text-properties fo:font-weight="bold" officeooo:rsid="001ab760" style:font-weight-asian="bold" style:font-weight-complex="bold"/>
    </style:style>
    <style:style style:name="T10" style:family="text">
      <style:text-properties fo:font-weight="bold" officeooo:rsid="002a47cd" style:font-weight-asian="bold" style:font-weight-complex="bold"/>
    </style:style>
    <style:style style:name="T11" style:family="text">
      <style:text-properties fo:font-weight="bold" officeooo:rsid="0030adb4" style:font-weight-asian="bold" style:font-weight-complex="bold"/>
    </style:style>
    <style:style style:name="T12" style:family="text">
      <style:text-properties fo:font-weight="bold" officeooo:rsid="0033053b" style:font-weight-asian="bold" style:font-weight-complex="bold"/>
    </style:style>
    <style:style style:name="T13" style:family="text">
      <style:text-properties fo:font-weight="bold" officeooo:rsid="002313a4" style:font-weight-asian="bold" style:font-weight-complex="bold"/>
    </style:style>
    <style:style style:name="T14" style:family="text">
      <style:text-properties fo:font-weight="bold" officeooo:rsid="004fe67e" style:font-weight-asian="bold" style:font-weight-complex="bold"/>
    </style:style>
    <style:style style:name="T15" style:family="text">
      <style:text-properties fo:font-weight="bold" officeooo:rsid="00511e0d" style:font-weight-asian="bold" style:font-weight-complex="bold"/>
    </style:style>
    <style:style style:name="T16" style:family="text">
      <style:text-properties fo:font-weight="bold" officeooo:rsid="0037087d" style:font-weight-asian="bold" style:font-weight-complex="bold"/>
    </style:style>
    <style:style style:name="T17" style:family="text">
      <style:text-properties officeooo:rsid="001925f2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bold" officeooo:rsid="001925f2" style:font-weight-asian="bold" style:font-weight-complex="bold"/>
    </style:style>
    <style:style style:name="T20" style:family="text">
      <style:text-properties style:text-underline-style="none" fo:font-weight="bold" officeooo:rsid="002313a4" style:font-weight-asian="bold" style:font-weight-complex="bold"/>
    </style:style>
    <style:style style:name="T21" style:family="text">
      <style:text-properties style:text-underline-style="none" fo:font-weight="bold" officeooo:rsid="0030adb4" style:font-weight-asian="bold" style:font-weight-complex="bold"/>
    </style:style>
    <style:style style:name="T22" style:family="text">
      <style:text-properties style:text-underline-style="none" fo:font-weight="bold" officeooo:rsid="00246a75" style:font-weight-asian="bold" style:font-weight-complex="bold"/>
    </style:style>
    <style:style style:name="T23" style:family="text">
      <style:text-properties style:text-underline-style="none" fo:font-weight="bold" officeooo:rsid="0033053b" style:font-weight-asian="bold" style:font-weight-complex="bold"/>
    </style:style>
    <style:style style:name="T24" style:family="text">
      <style:text-properties style:text-underline-style="none" fo:font-weight="bold" officeooo:rsid="00511e0d" style:font-weight-asian="bold" style:font-weight-complex="bold"/>
    </style:style>
    <style:style style:name="T25" style:family="text">
      <style:text-properties style:text-underline-style="none" officeooo:rsid="002313a4"/>
    </style:style>
    <style:style style:name="T26" style:family="text">
      <style:text-properties style:text-underline-style="none" officeooo:rsid="00246a75"/>
    </style:style>
    <style:style style:name="T27" style:family="text">
      <style:text-properties style:text-underline-style="none" officeooo:rsid="0033053b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bold" officeooo:rsid="002a47cd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bold" officeooo:rsid="00511e0d" style:font-weight-asian="bold" style:font-weight-complex="bold"/>
    </style:style>
    <style:style style:name="T31" style:family="text">
      <style:text-properties officeooo:rsid="0031742f"/>
    </style:style>
    <style:style style:name="T32" style:family="text">
      <style:text-properties officeooo:rsid="002313a4"/>
    </style:style>
    <style:style style:name="T33" style:family="text">
      <style:text-properties officeooo:rsid="003424d5"/>
    </style:style>
    <style:style style:name="T34" style:family="text">
      <style:text-properties officeooo:rsid="0033053b"/>
    </style:style>
    <style:style style:name="T35" style:family="text">
      <style:text-properties officeooo:rsid="0038aa58"/>
    </style:style>
    <style:style style:name="T36" style:family="text">
      <style:text-properties officeooo:rsid="004fe67e"/>
    </style:style>
    <style:style style:name="T37" style:family="text">
      <style:text-properties officeooo:rsid="0052d276"/>
    </style:style>
    <style:style style:name="T38" style:family="text">
      <style:text-properties officeooo:rsid="0037087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7">Enunciados taller </text:span>de <text:span text:style-name="T31">S</text:span>hell <text:span text:style-name="T31">S</text:span>cript</text:p>
      <text:list xml:id="list6226269637455330711" text:style-name="L1">
        <text:list-item>
          <text:p text:style-name="P8">Realizar un script llamado '<text:span text:style-name="T7">01-hola-mundo.sh</text:span>' que muestre por pantalla "Hola mundo!".</text:p>
        </text:list-item>
        <text:list-item>
          <text:p text:style-name="P7">Ídem pero que en vez de "mundo" muestre los parámetros introducidos ('<text:span text:style-name="T7">02-hola-parametros.sh</text:span>').</text:p>
        </text:list-item>
        <text:list-item>
          <text:p text:style-name="P7">Ídem y que además verifique que al menos hayamos introducido un parámetro ('<text:span text:style-name="T7">03-hola-al-menos-1-parametro.sh</text:span>').</text:p>
        </text:list-item>
        <text:list-item>
          <text:p text:style-name="P9">Ídem y que además separe cada argumento por ", " ('<text:span text:style-name="T7">04-hola-parametros-separados.sh</text:span>').</text:p>
        </text:list-item>
        <text:list-item>
          <text:p text:style-name="P9">Ídem y que además en caso de error muestra una ayuda ('<text:span text:style-name="T7">05-hola-con-ayuda.sh</text:span>').</text:p>
        </text:list-item>
        <text:list-item>
          <text:p text:style-name="P9">Ídem y que además verifique que sean usuarios conectados al sistema ('<text:span text:style-name="T7">06-hola-usuario.sh</text:span>').</text:p>
        </text:list-item>
        <text:list-item>
          <text:p text:style-name="P9">Realizar un script llamado '<text:span text:style-name="T14">07-u</text:span><text:span text:style-name="T7">suarioconectado</text:span>' que retorna un SI si el primer parámetro coincide con algún usuario conectado o NO en caso contrario.</text:p>
        </text:list-item>
        <text:list-item>
          <text:p text:style-name="P9">Modificar el fichero '<text:span text:style-name="T7">.bashrc</text:span>' para modificar el PATH y añadir la carpeta de estos ejercicios. Para ello añade la siguiente linea: <text:span text:style-name="T7">export PATH=$PATH":~/ruta_carpeta_</text:span><text:span text:style-name="T14">taller</text:span><text:span text:style-name="T7">"</text:span></text:p>
        </text:list-item>
        <text:list-item>
          <text:p text:style-name="P9">Modificar el script '<text:span text:style-name="T7">06-hola-usuario.sh</text:span>' para que llame a 'usuarioconectado' <text:span text:style-name="T36">y renombralo como </text:span>'<text:span text:style-name="T7">09-hola-usuario.sh</text:span>'. </text:p>
        </text:list-item>
        <text:list-item>
          <text:p text:style-name="P9"><text:span text:style-name="T32">Realizar a mano un fichero '</text:span><text:span text:style-name="T14">10-n</text:span><text:span text:style-name="T13">otas.csv</text:span><text:span text:style-name="T32">' con los siguientes datos:</text:span></text:p>
        </text:list-item>
      </text:list>
      <text:p text:style-name="Preformatted_20_Text">Pepito <text:s text:c="5"/>3.1 <text:s text:c="2"/>4.4 <text:s text:c="2"/>5.7 </text:p>
      <text:p text:style-name="Preformatted_20_Text">Fulanito <text:s text:c="3"/>4.2 <text:s text:c="2"/>6.5 <text:s text:c="2"/>8.8 </text:p>
      <text:p text:style-name="Preformatted_20_Text">Menganito <text:s text:c="2"/>5.3 <text:s text:c="2"/>5.6 <text:s text:c="2"/>5.0</text:p>
      <text:list xml:id="list212202422989209" text:continue-numbering="true" text:style-name="L1">
        <text:list-item>
          <text:p text:style-name="P11">Realizar un fichero '<text:span text:style-name="T15">11-n</text:span><text:span text:style-name="T10">otas</text:span><text:span text:style-name="T7">.awk</text:span>' y su correspondiente interfaz '<text:span text:style-name="T30">11-n</text:span><text:span text:style-name="T29">otas</text:span><text:span text:style-name="T28">.sh</text:span>' para que al final obtengamos algo parecido a esto:</text:p>
        </text:list-item>
      </text:list>
      <text:p text:style-name="P3">+------------------------------+-------+------+ </text:p>
      <text:p text:style-name="P3">| NOMBRE <text:s text:c="5"/>EX1 <text:s text:c="2"/>EX2 <text:s text:c="2"/>EX3 <text:s/>| <text:s/>MED <text:s/>| APTO | </text:p>
      <text:p text:style-name="P3">+------------------------------+-------+------+ </text:p>
      <text:p text:style-name="P3">| Pepito <text:s text:c="5"/>3.1 <text:s text:c="2"/>4.4 <text:s text:c="2"/>5.7 <text:s/>| <text:s/>4.4 <text:s/>| <text:s/>NO <text:s/>| </text:p>
      <text:p text:style-name="P3">| Fulanito <text:s text:c="3"/>4.2 <text:s text:c="2"/>6.5 <text:s text:c="2"/>8.8 <text:s/>| <text:s/>6.5 <text:s/>| <text:s/>SI <text:s/>| </text:p>
      <text:p text:style-name="P3">| Menganito <text:s text:c="2"/>5.3 <text:s text:c="2"/>5.6 <text:s text:c="2"/>5.0 <text:s/>| <text:s/>5.3 <text:s/>| <text:s/>SI <text:s/>| </text:p>
      <text:p text:style-name="P3">+------------------------------+-------+------+ </text:p>
      <text:p text:style-name="P3">| TOTAL <text:s text:c="6"/>4.2 <text:s text:c="2"/>5.5 <text:s text:c="2"/>6.5 <text:s/>| <text:s/>5.4 <text:s/>| <text:s text:c="2"/>2 <text:s/>| </text:p>
      <text:p text:style-name="P3">+------------------------------+-------+------+ </text:p>
      <text:list xml:id="list212203025507640" text:continue-numbering="true" text:style-name="L1">
        <text:list-item>
          <text:p text:style-name="P9">Realizar un demonio llamado '<text:span text:style-name="T15">12-a</text:span><text:span text:style-name="T7">lerta</text:span>' <text:span text:style-name="T17">que escriba la fecha cada X segundos en un log llamado '</text:span><text:span text:style-name="T19">~/</text:span><text:span text:style-name="T24">12-</text:span><text:span text:style-name="T8">alerta.log</text:span><text:span text:style-name="T17">'.</text:span></text:p>
        </text:list-item>
        <text:list-item>
          <text:p text:style-name="P9"><text:span text:style-name="T17">Realizar las</text:span> interfaces <text:span text:style-name="T17">del demonio '12-alerta' con las opciones básicas: start, stop, restart y status y llamarlo '</text:span><text:span text:style-name="T15">13-s</text:span><text:span text:style-name="T8">ervicio-alerta.</text:span><text:span text:style-name="T9">sh</text:span><text:span text:style-name="T17">'.</text:span></text:p>
        </text:list-item>
        <text:list-item>
          <text:p text:style-name="P10"><text:span text:style-name="T38">Crear un script llamado '</text:span><text:span text:style-name="T15">14-a</text:span><text:span text:style-name="T16">rray.sh</text:span><text:span text:style-name="T38">' que declare un array, lo rellene con datos y luego itere sobre el mismo para mostrar los datos.</text:span></text:p>
        </text:list-item>
        <text:list-item>
          <text:p text:style-name="P12"><text:span text:style-name="T32">Real</text:span><text:span text:style-name="T25">izar a mano un fichero '</text:span><text:span text:style-name="T24">15-r</text:span><text:span text:style-name="T18">oles</text:span><text:span text:style-name="T20">.csv</text:span><text:span text:style-name="T25">' con los siguientes datos:</text:span></text:p>
        </text:list-item>
      </text:list>
      <text:p text:style-name="Preformatted_20_Text">Pepito:Jefe,Sistemas </text:p>
      <text:p text:style-name="Preformatted_20_Text">Fulanito:Jefe,<text:span text:style-name="T33">Desarrollo</text:span> </text:p>
      <text:p text:style-name="Preformatted_20_Text">Menganito:Operario,Sistemas,<text:span text:style-name="T33">Desarrollo</text:span></text:p>
      <text:p text:style-name="P5"/>
      <text:list xml:id="list212202736313205" text:continue-numbering="true" text:style-name="L1">
        <text:list-item>
          <text:p text:style-name="P13"><text:soft-page-break/>Realizar <text:span text:style-name="T34">un script</text:span> '<text:span text:style-name="T15">16-r</text:span><text:span text:style-name="T11">oles-</text:span><text:span text:style-name="T12">sin</text:span><text:span text:style-name="T11">-awk</text:span><text:span text:style-name="T7">.sh</text:span>', <text:span text:style-name="T35">que, sin utilizar awk, </text:span>al final obtengamos algo parecido a esto:</text:p>
        </text:list-item>
      </text:list>
      <text:p text:style-name="P4">Desarrollo </text:p>
      <text:p text:style-name="P4"><text:s/>-&gt; Fulanito Menganito </text:p>
      <text:p text:style-name="P4">Operario </text:p>
      <text:p text:style-name="P4"><text:s/>-&gt; Menganito </text:p>
      <text:p text:style-name="P4">Sistemas </text:p>
      <text:p text:style-name="P4"><text:s/>-&gt; Pepito Menganito </text:p>
      <text:p text:style-name="P4">Jefe </text:p>
      <text:p text:style-name="P4"><text:s/>-&gt; Pepito Fulanito</text:p>
      <text:list xml:id="list212202753417686" text:continue-numbering="true" text:style-name="L1">
        <text:list-item>
          <text:p text:style-name="P10"><text:span text:style-name="T26">Realizar un fichero '</text:span><text:span text:style-name="T24">17-r</text:span><text:span text:style-name="T21">oles</text:span><text:span text:style-name="T22">.awk</text:span><text:span text:style-name="T26">' y su correspondiente interfaz '</text:span><text:span text:style-name="T24">17-r</text:span><text:span text:style-name="T21">oles-</text:span><text:span text:style-name="T23">con</text:span><text:span text:style-name="T21">-awk</text:span><text:span text:style-name="T22">.sh</text:span><text:span text:style-name="T26">' para que al final obtengamos </text:span><text:span text:style-name="T27">lo mismo que el ejercicio anteri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10 Pitch" svg:font-family="'Courier 10 Pitch'" style:font-adornments="Normal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10 Pitch" fo:font-family="'Courier 10 Pitch'" style:font-style-name="Normal" style:font-pitch="fixed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99cm" loext:contextual-spacing="false" fo:keep-together="always" style:page-number="auto"/>
      <style:text-properties style:font-name="Courier 10 Pitch" fo:font-family="'Courier 10 Pitch'" style:font-style-name="Normal" style:font-pitch="fixed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" fo:font-family="'Times New Roman'" style:font-family-generic="roman" style:font-pitch="variable" fo:font-size="10pt" fo:font-weight="bold" style:font-name-asian="Lucida Sans Unicode" style:font-family-asian="'Lucida Sans Unicode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Comic Sans MS" fo:font-family="'Comic Sans MS'" style:font-family-generic="script" style:font-pitch="variable" fo:font-weight="bold" style:font-weight-asian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loext:contextual-spacing="false" style:page-number="auto" fo:keep-with-next="auto"/>
      <style:text-properties fo:text-transform="capitaliz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loext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loext:graphic-properties draw:fill="solid" draw:fill-color="#eeeeee" draw:fill-image-width="0cm" draw:fill-image-height="0cm"/>
      <style:paragraph-properties fo:margin-left="1.3cm" fo:margin-right="0cm" fo:margin-top="0cm" fo:margin-bottom="0cm" loext:contextual-spacing="false" fo:text-indent="0cm" style:auto-text-indent="false" fo:background-color="#eeeeee" fo:padding="0.049cm" fo:border="0.06pt solid #000000" style:shadow="none"/>
      <style:text-properties style:font-name="Courier 10 Pitch" fo:font-family="'Courier 10 Pitch'" style:font-style-name="Normal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WW8Num2z0" style:family="text">
      <style:text-properties style:font-name="Comic Sans MS" fo:font-family="'Comic Sans MS'" style:font-family-generic="scrip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fo:font-weight="bold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Comic Sans M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36d47f"/>
    </style:style>
    <style:style style:name="MT1" style:family="text">
      <style:text-properties fo:font-size="8pt" style:text-underline-style="none" officeooo:rsid="0036e8ce" style:font-size-asian="8pt" style:font-size-complex="8pt"/>
    </style:style>
    <style:style style:name="MT2" style:family="text">
      <style:text-properties fo:font-size="8pt" style:text-underline-style="solid" style:text-underline-width="auto" style:text-underline-color="font-color" officeooo:rsid="0036e8ce" style:font-size-asian="8pt" style:font-size-complex="8pt"/>
    </style:style>
    <style:style style:name="MT3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MT4" style:family="text">
      <style:text-properties fo:font-size="8pt" style:text-underline-style="none" style:font-size-asian="8pt" style:font-size-complex="8pt"/>
    </style:style>
    <style:style style:name="MT5" style:family="text">
      <style:text-properties fo:font-size="8pt" style:text-underline-style="none" officeooo:rsid="001b9e9b" style:font-size-asian="8pt" style:font-size-complex="8pt"/>
    </style:style>
    <style:style style:name="MT6" style:family="text">
      <style:text-properties fo:font-size="8pt" style:text-underline-style="solid" style:text-underline-width="auto" style:text-underline-color="font-color" officeooo:rsid="001b9e9b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Autor: Adolfo Sanz De Diego (</text:span><text:a xlink:type="simple" xlink:href="http://about.me/asanzdiego" text:style-name="Internet_20_link" text:visited-style-name="Visited_20_Internet_20_Link"><text:span text:style-name="MT2">asanzdiego</text:span></text:a><text:span text:style-name="MT1"> - </text:span><text:a xlink:type="simple" xlink:href="http://asanzdiego.blogspot.com.es/" office:target-frame-name="_blank" xlink:show="new" text:style-name="Internet_20_link" text:visited-style-name="Visited_20_Internet_20_Link"><text:span text:style-name="MT3">Blog</text:span></text:a><text:span text:style-name="MT4">|</text:span><text:a xlink:type="simple" xlink:href="http://github.com/asanzdiego" office:target-frame-name="_blank" xlink:show="new" text:style-name="Internet_20_link" text:visited-style-name="Visited_20_Internet_20_Link"><text:span text:style-name="MT3">GitHub</text:span></text:a><text:span text:style-name="MT4">|</text:span><text:a xlink:type="simple" xlink:href="http://www.linkedin.com/in/asanzdiego" office:target-frame-name="_blank" xlink:show="new" text:style-name="Internet_20_link" text:visited-style-name="Visited_20_Internet_20_Link"><text:span text:style-name="MT3">LinkedIn</text:span></text:a><text:span text:style-name="MT4">|</text:span><text:a xlink:type="simple" xlink:href="http://www.slideshare.net/asanzdiego/" office:target-frame-name="_blank" xlink:show="new" text:style-name="Internet_20_link" text:visited-style-name="Visited_20_Internet_20_Link"><text:span text:style-name="MT3">SlideShare</text:span></text:a><text:span text:style-name="MT4">|</text:span><text:a xlink:type="simple" xlink:href="http://twitter.com/asanzdiego" office:target-frame-name="_blank" xlink:show="new" text:style-name="Internet_20_link" text:visited-style-name="Visited_20_Internet_20_Link"><text:span text:style-name="MT3">Twitter</text:span></text:a><text:span text:style-name="MT5">) <text:s text:c="4"/>Licencia: </text:span><text:a xlink:type="simple" xlink:href="http://creativecommons.org/licenses/by-sa/3.0/es/" text:style-name="Internet_20_link" text:visited-style-name="Visited_20_Internet_20_Link"><text:span text:style-name="MT6">CC-BY-SA</text:span></text:a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</meta:initial-creator>
    <meta:creation-date>2008-10-12T22:31:08</meta:creation-date>
    <dc:date>2018-02-26T21:21:46.159237808</dc:date>
    <meta:editing-cycles>98</meta:editing-cycles>
    <meta:editing-duration>P2DT3H2M31S</meta:editing-duration>
    <meta:document-statistic meta:table-count="0" meta:image-count="0" meta:object-count="0" meta:page-count="2" meta:paragraph-count="42" meta:word-count="389" meta:character-count="2777" meta:non-whitespace-character-count="2343"/>
    <meta:user-defined meta:name="Información 1"/>
    <meta:user-defined meta:name="Información 2"/>
    <meta:user-defined meta:name="Información 3"/>
    <meta:user-defined meta:name="Información 4"/>
  </office:meta>
</office:document-meta>
</file>